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525ef" officeooo:paragraph-rsid="001525e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1472e3" officeooo:paragraph-rsid="001472e3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style="normal" style:text-underline-style="none" fo:font-weight="bold" officeooo:rsid="001472e3" officeooo:paragraph-rsid="001472e3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25ef" officeooo:paragraph-rsid="001525e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64276"/>
    </style:style>
    <style:style style:name="P6" style:family="paragraph" style:parent-style-name="Standard">
      <style:paragraph-properties fo:text-align="start" style:justify-single-word="false"/>
      <style:text-properties fo:font-weight="normal" officeooo:paragraph-rsid="00164276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1525ef" officeooo:paragraph-rsid="001525e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25ef" officeooo:paragraph-rsid="001525e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472e3" officeooo:paragraph-rsid="001472e3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472e3" officeooo:paragraph-rsid="001472e3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525ef" officeooo:paragraph-rsid="001525ef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text-underline-style="none" fo:font-weight="bold" officeooo:rsid="001472e3" style:font-size-asian="14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16pt" fo:font-style="normal" style:text-underline-style="none" fo:font-weight="bold" officeooo:rsid="00164276" style:font-size-asian="14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fo:font-style="normal" style:text-underline-style="none" style:font-size-asian="14pt" style:font-style-asian="normal" style:font-size-complex="16pt" style:font-style-complex="normal"/>
    </style:style>
    <style:style style:name="T6" style:family="text">
      <style:text-properties fo:font-size="16pt" fo:font-style="normal" style:text-underline-style="none" officeooo:rsid="0015b768" style:font-size-asian="14pt" style:font-style-asian="normal" style:font-size-complex="16pt" style:font-style-complex="normal"/>
    </style:style>
    <style:style style:name="T7" style:family="text">
      <style:text-properties fo:font-size="16pt" fo:font-style="normal" style:text-underline-style="none" officeooo:rsid="00164276" style:font-size-asian="14pt" style:font-style-asian="normal" style:font-size-complex="16pt" style:font-style-complex="normal"/>
    </style:style>
    <style:style style:name="T8" style:family="text">
      <style:text-properties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16pt" fo:font-style="normal" style:text-underline-style="none" fo:font-weight="normal" officeooo:rsid="001472e3" style:font-size-asian="14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fo:font-style="normal" style:text-underline-style="none" fo:font-weight="normal" officeooo:rsid="0015b768" style:font-size-asian="14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size="16pt" fo:font-style="normal" style:text-underline-style="none" fo:font-weight="normal" officeooo:rsid="00164276" style:font-size-asian="14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normal" style:text-underline-style="solid" style:text-underline-width="auto" style:text-underline-color="font-color" officeooo:rsid="00164276" style:font-size-asian="14pt" style:font-style-asian="normal" style:font-size-complex="16pt" style:font-style-complex="normal"/>
    </style:style>
    <style:style style:name="T13" style:family="text">
      <style:text-properties fo:font-size="20pt" fo:font-style="normal" style:text-underline-style="none" fo:font-weight="bold" officeooo:rsid="001472e3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KE PRODUCT IDENTIFICATION</text:p>
      <text:p text:style-name="P3"><text:tab/></text:p>
      <text:p text:style-name="P3"><text:tab/></text:p>
      <text:p text:style-name="P5"><text:span text:style-name="T13"><text:tab/></text:span><text:span text:style-name="T3">Member:</text:span></text:p>
      <text:p text:style-name="P5"><text:span text:style-name="T3"/></text:p>
      <text:p text:style-name="P6"><text:span text:style-name="T7"><text:tab/><text:tab/><text:tab/><text:tab/><text:tab/></text:span><text:span text:style-name="T12">Sana Ali shair</text:span><text:span text:style-name="T7"><text:note text:id="ftn0" text:note-class="endnote"><text:note-citation>i</text:note-citation><text:note-body><text:p text:style-name="Endnote"/></text:note-body></text:note></text:span></text:p>
      <text:p text:style-name="P5"><text:span text:style-name="T4"/></text:p>
      <text:p text:style-name="P10">Introduction:</text:p>
      <text:p text:style-name="P9"><text:tab/>Its a system which verifies a product by a QR Code or any code which verifies that its a product of that specific company. Through hashing we provide them the information about their requested products.</text:p>
      <text:p text:style-name="P4"><text:span text:style-name="T5">We can </text:span><text:span text:style-name="T7">cover any sort of medicine.</text:span></text:p>
      <text:list xml:id="list1661554747" text:style-name="L2">
        <text:list-header>
          <text:p text:style-name="P7"><text:span text:style-name="T5"/></text:p>
        </text:list-header>
      </text:list>
      <text:p text:style-name="P11">Features :</text:p>
      <text:p text:style-name="P11">1. Manufacturers:</text:p>
      <text:p text:style-name="P1"><text:span text:style-name="T5"><text:tab/></text:span><text:span text:style-name="T8">It make products and send the product</text:span><text:span text:style-name="T10">s</text:span><text:span text:style-name="T8"> to the distributor and it also give detail</text:span><text:span text:style-name="T10">s</text:span><text:span text:style-name="T8"> of that product. </text:span></text:p>
      <text:p text:style-name="P11">2. Distributor:</text:p>
      <text:p text:style-name="P1"><text:span text:style-name="T5"><text:tab/></text:span><text:span text:style-name="T8">It sends us request for generating the </text:span><text:span text:style-name="T10">hash </text:span><text:span text:style-name="T8">according to the product type.</text:span></text:p>
      <text:p text:style-name="P11">3. System:</text:p>
      <text:p text:style-name="P1"><text:span text:style-name="T5"><text:tab/></text:span><text:span text:style-name="T11">My </text:span><text:span text:style-name="T8">work is to give them API and Generate a QR Code for that product and uploads the information </text:span><text:span text:style-name="T10">on the block chain </text:span><text:span text:style-name="T8">and QR Code dat</text:span><text:span text:style-name="T10">a</text:span><text:span text:style-name="T8"> on block chain so it can be publicly accessible and anyone can verify that product by scanning that QR Code.</text:span></text:p>
      <text:p text:style-name="P4"><text:span text:style-name="T2">4. QR Code:</text:span><text:span text:style-name="T5"> </text:span></text:p>
      <text:p text:style-name="P4"><text:span text:style-name="T5"><text:tab/>We print or engrave the code on the </text:span><text:span text:style-name="T6">product/</text:span><text:span text:style-name="T5">packing.</text:span></text:p>
      <text:p text:style-name="P11">5. Customer:</text:p>
      <text:p text:style-name="P1"><text:span text:style-name="T5"><text:tab/></text:span><text:span text:style-name="T8">After buying a pack of that product customer can scan and verify the validity of that product. By scanning customer can get all the details about that product and can trust that </text:span><text:span text:style-name="T10">product</text:span><text:span text:style-name="T8">.</text:span>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3T14:56:00.897111608</meta:creation-date>
    <dc:date>2022-09-04T07:23:03.565381041</dc:date>
    <meta:editing-duration>PT10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184" meta:character-count="1041" meta:non-whitespace-character-count="859"/>
  </office:meta>
</office:document-meta>
</file>